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00ffff" draw:textarea-horizontal-align="center" draw:textarea-vertical-align="middle"/>
    </style:style>
    <style:style style:name="gr6" style:family="graphic" style:parent-style-name="standard">
      <style:graphic-properties draw:marker-end="Arrow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text-properties fo:font-size="12pt" fo:font-style="italic" style:font-size-asian="18pt" style:font-style-asian="italic" style:font-size-complex="18pt" style:font-style-complex="italic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298cm" svg:height="2.381cm" svg:x="7.99cm" svg:y="15.933cm">
          <text:p text:style-name="P1"><text:span text:style-name="T1">A</text:span></text:p>
          <text:p text:style-name="P1"><text:span text:style-name="T1">Insert 1</text:span></text:p>
          <text:p text:style-name="P1"><text:span text:style-name="T1">Insert 2</text:span></text:p>
          <text:p text:style-name="P1"><text:span text:style-name="T1">Insert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98cm" svg:height="2.2cm" svg:x="7.99cm" svg:y="12.304cm">
          <text:p text:style-name="P1"><text:span text:style-name="T1">B</text:span></text:p>
          <text:p text:style-name="P1"><text:span text:style-name="T1">Include A</text:span></text:p>
          <text:p text:style-name="P1"><text:span text:style-name="T1">Insert 4</text:span></text:p>
          <text:p text:style-name="P1"><text:span text:style-name="T1">Remov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97cm" svg:height="2.54cm" svg:x="6.552cm" svg:y="8.26cm">
          <text:p text:style-name="P1"><text:span text:style-name="T1">C</text:span></text:p>
          <text:p text:style-name="P1"><text:span text:style-name="T1">Include <text:s/>B</text:span></text:p>
          <text:p text:style-name="P1"><text:span text:style-name="T1">Insert 5</text:span></text:p>
          <text:p text:style-name="P1"><text:span text:style-name="T1">Insert 6</text:span></text:p>
          <text:p text:style-name="P1"><text:span text:style-name="T1">Remove 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43cm" svg:y1="10.694cm" svg:x2="9.7cm" svg:y2="12.304cm">
          <text:p/>
        </draw:line>
        <draw:line draw:style-name="gr2" draw:text-style-name="P3" draw:layer="layout" svg:x1="9.7cm" svg:y1="14.504cm" svg:x2="9.822cm" svg:y2="15.933cm">
          <text:p/>
        </draw:line>
        <draw:custom-shape draw:style-name="gr1" draw:text-style-name="P2" draw:layer="layout" svg:width="3.297cm" svg:height="2.041cm" svg:x="12.189cm" svg:y="7.171cm">
          <text:p text:style-name="P1"><text:span text:style-name="T1">C1</text:span></text:p>
          <text:p text:style-name="P1"><text:span text:style-name="T1">Include <text:s/>B</text:span></text:p>
          <text:p text:style-name="P1"><text:span text:style-name="T1">Include A1</text:span></text:p>
          <text:p text:style-name="P1"><text:span text:style-name="T1">Insert 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378cm" svg:y1="9.212cm" svg:x2="9.7cm" svg:y2="12.304cm">
          <text:p/>
        </draw:line>
        <draw:custom-shape draw:style-name="gr1" draw:text-style-name="P2" draw:layer="layout" svg:width="2.564cm" svg:height="1.701cm" svg:x="12.992cm" svg:y="14.249cm">
          <text:p text:style-name="P1"><text:span text:style-name="T1">A1</text:span></text:p>
          <text:p text:style-name="P1"><text:span text:style-name="T1">Insert 6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378cm" svg:y1="9.212cm" svg:x2="14.274cm" svg:y2="14.249cm">
          <text:p/>
        </draw:line>
        <draw:frame draw:style-name="gr3" draw:layer="layout" svg:width="11.197cm" svg:height="2.45cm" svg:x="1.024cm" svg:y="18.979cm">
          <draw:text-box>
            <text:p text:style-name="P4">Blue items are “transactions” which </text:p>
            <text:p text:style-name="P4">define a set of resources that together</text:p>
            <text:p text:style-name="P4">make up a “workspace”.</text:p>
          </draw:text-box>
        </draw:frame>
        <draw:frame draw:style-name="gr3" draw:layer="layout" svg:width="11.865cm" svg:height="2.45cm" svg:x="0.94cm" svg:y="21.714cm">
          <draw:text-box>
            <text:p text:style-name="P4">The numbers (“Insert 5”) reference other</text:p>
            <text:p text:style-name="P4">resources which would be indexed as</text:p>
            <text:p text:style-name="P4">being in a “workspace”.</text:p>
          </draw:text-box>
        </draw:frame>
        <draw:frame draw:style-name="gr3" draw:layer="layout" svg:width="6.36cm" svg:height="2.45cm" svg:x="1.025cm" svg:y="16.298cm">
          <draw:text-box>
            <text:p text:style-name="P4">All items here would </text:p>
            <text:p text:style-name="P4">be “resources” </text:p>
            <text:p text:style-name="P4">with SHA256 IDs.</text:p>
          </draw:text-box>
        </draw:frame>
        <draw:custom-shape draw:style-name="gr4" draw:text-style-name="P5" draw:layer="layout" svg:width="3.633cm" svg:height="2.399cm" svg:x="16.568cm" svg:y="16.785cm">
          <text:p text:style-name="P1"><text:span text:style-name="T2">3</text:span></text:p>
          <text:p text:style-name="P1"><text:span text:style-name="T2">package org...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288cm" svg:y1="17.455cm" svg:x2="16.602cm" svg:y2="20.701cm">
          <text:p/>
        </draw:line>
        <draw:custom-shape draw:style-name="gr4" draw:text-style-name="P5" draw:layer="layout" svg:width="3.633cm" svg:height="2.399cm" svg:x="16.603cm" svg:y="19.502cm">
          <text:p text:style-name="P1"><text:span text:style-name="T2">2</text:span></text:p>
          <text:p text:style-name="P1"><text:span text:style-name="T2">PointrelTriples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33cm" svg:height="2.399cm" svg:x="16.568cm" svg:y="22.254cm">
          <text:p text:style-name="P1"><text:span text:style-name="T2">1</text:span></text:p>
          <text:p text:style-name="P1"><text:span text:style-name="T2">Hello, world!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288cm" svg:y1="17.455cm" svg:x2="16.602cm" svg:y2="18.055cm">
          <text:p/>
        </draw:line>
        <draw:line draw:style-name="gr5" draw:text-style-name="P6" draw:layer="layout" svg:x1="11.288cm" svg:y1="17.455cm" svg:x2="16.568cm" svg:y2="23.381cm">
          <text:p/>
        </draw:line>
        <draw:frame draw:style-name="gr3" draw:layer="layout" svg:width="9.363cm" svg:height="1.717cm" svg:x="1.144cm" svg:y="1.01cm">
          <draw:text-box>
            <text:p text:style-name="P4">Pointrel20120623 Design Ideas</text:p>
            <text:p text:style-name="P4">Paul D. Fernhout <text:span text:style-name="T3">2012-07-29</text:span></text:p>
          </draw:text-box>
        </draw:frame>
        <draw:custom-shape draw:style-name="gr1" draw:text-style-name="P2" draw:layer="layout" svg:width="3.297cm" svg:height="2.54cm" svg:x="6.404cm" svg:y="3.942cm">
          <text:p text:style-name="P1"><text:span text:style-name="T1">D</text:span></text:p>
          <text:p text:style-name="P1"><text:span text:style-name="T1">Include <text:s/>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8.086cm" svg:y1="6.482cm" svg:x2="8.15cm" svg:y2="8.26cm">
          <text:p/>
        </draw:line>
        <draw:custom-shape draw:style-name="gr6" draw:text-style-name="P6" draw:layer="layout" svg:width="3.768cm" svg:height="8.277cm" svg:x="1.228cm" svg:y="3.216cm">
          <text:p text:style-name="P6">D</text:p>
          <text:p text:style-name="P6">C1</text:p>
          <text:p text:style-name="P6">C</text:p>
          <text:p text:style-name="P6">B</text:p>
          <text:p text:style-name="P6">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7" draw:layer="layout" svg:width="3.043cm" svg:height="0.984cm" svg:x="1.953cm" svg:y="3.64cm">
          <draw:text-box>
            <text:p>Local log</text:p>
          </draw:text-box>
        </draw:frame>
        <draw:line draw:style-name="gr2" draw:text-style-name="P6" draw:layer="layout" svg:x1="4.34cm" svg:y1="9.757cm" svg:x2="7.99cm" svg:y2="17.081cm">
          <text:p/>
        </draw:line>
        <draw:line draw:style-name="gr2" draw:text-style-name="P6" draw:layer="layout" svg:x1="4.319cm" svg:y1="8.868cm" svg:x2="7.99cm" svg:y2="13.292cm">
          <text:p/>
        </draw:line>
        <draw:line draw:style-name="gr2" draw:text-style-name="P6" draw:layer="layout" svg:x1="4.297cm" svg:y1="8.17cm" svg:x2="6.552cm" svg:y2="9.313cm">
          <text:p/>
        </draw:line>
        <draw:line draw:style-name="gr2" draw:text-style-name="P6" draw:layer="layout" svg:x1="4.213cm" svg:y1="7.471cm" svg:x2="12.189cm" svg:y2="7.577cm">
          <text:p/>
        </draw:line>
        <draw:line draw:style-name="gr2" draw:text-style-name="P6" draw:layer="layout" svg:x1="4.086cm" svg:y1="6.575cm" svg:x2="6.404cm" svg:y2="5.333cm">
          <text:p/>
        </draw:line>
        <draw:frame draw:style-name="gr7" draw:text-style-name="P7" draw:layer="layout" svg:width="1.747cm" svg:height="0.738cm" draw:transform="rotate (0.47123889803838) translate (3.916cm 5.917cm)">
          <draw:text-box>
            <text:p text:style-name="P7">Revert</text:p>
          </draw:text-box>
        </draw:frame>
        <draw:frame draw:style-name="gr7" draw:layer="layout" svg:width="13.561cm" svg:height="2.45cm" svg:x="0.94cm" svg:y="24.164cm">
          <draw:text-box>
            <text:p>The red item is a local log file which tracks</text:p>
            <text:p>the latest transaction for a workspace</text:p>
            <text:p>(otherwise findable as the one with latest tim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NeoOffice/3.0.2$Unix OpenOffice.org_project/Patch 0</meta:generator>
    <meta:creation-date>2012-06-27T04:44:38</meta:creation-date>
    <dc:date>2012-07-29T07:54:35</dc:date>
    <dc:language>en-US</dc:language>
    <meta:editing-cycles>24</meta:editing-cycles>
    <meta:editing-duration>PT02H18M2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